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Option to fill the bar manually(after sketching outside etc)</text:p>
      <text:p text:style-name="Standard"/>
      <text:p text:style-name="Standard"/>
      <text:p text:style-name="Standard">choose which type of music, classical, rock etc.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22T17:13:55.24</meta:creation-date>
    <dc:date>2018-11-23T23:13:59.06</dc:date>
    <meta:editing-duration>PT6H59M14S</meta:editing-duration>
    <meta:editing-cycles>6</meta:editing-cycles>
    <meta:generator>OpenOffice/4.1.5$Win32 OpenOffice.org_project/415m1$Build-9789</meta:generator>
    <meta:document-statistic meta:table-count="0" meta:image-count="0" meta:object-count="0" meta:page-count="1" meta:paragraph-count="2" meta:word-count="17" meta:character-count="108"/>
  </office:meta>
</office:document-meta>
</file>